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0.7cm" svg:height="10.9cm" svg:x="1.9cm" svg:y="1.6cm">
          <text:p text:style-name="P1">Entreprise</text:p>
          <text:p text:style-name="P1">--------------------------------------------------</text:p>
          <text:p text:style-name="P1">Private Siret:String</text:p>
          <text:p text:style-name="P1">Private Nom:String</text:p>
          <text:p text:style-name="P1">Private Adresse:String</text:p>
          <text:p text:style-name="P1">Private CodePostal:String</text:p>
          <text:p text:style-name="P1">Private Ville:String</text:p>
          <text:p text:style-name="P1">Private Domaine:String</text:p>
          <text:p text:style-name="P1">Private Email:String</text:p>
          <text:p text:style-name="P1">Private Telephone:String</text:p>
          <text:p text:style-name="P1">--------------------------------------------------</text:p>
          <text:p text:style-name="P1">--------------------------------------------------</text:p>
          <text:p text:style-name="P1">Public creerStage(Stage s):void</text:p>
          <text:p text:style-name="P1">Public modifierStage(Stage s):void</text:p>
          <text:p text:style-name="P1">Public retirerStage(Stage s):void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6.3cm" svg:height="10.7cm" svg:x="1.6cm" svg:y="17.6cm">
          <text:p text:style-name="P1">Stage</text:p>
          <text:p text:style-name="P1">-----------------------------------------------------------------------------</text:p>
          <text:p text:style-name="P1">Private Siret:String</text:p>
          <text:p text:style-name="P1">Private IDStage:String</text:p>
          <text:p text:style-name="P1">Private Titre:String</text:p>
          <text:p text:style-name="P1">Private DateDebut:Date</text:p>
          <text:p text:style-name="P1">Private DateFin:Date</text:p>
          <text:p text:style-name="P1">Private NomEntreprise:String</text:p>
          <text:p text:style-name="P1">Private RemunererPossible:boolean</text:p>
          <text:p text:style-name="P1">Private Paie:double</text:p>
          <text:p text:style-name="P1">----------------------------------------------------------------------------</text:p>
          <text:p text:style-name="P1">----------------------------------------------------------------------------</text:p>
          <text:p text:style-name="P1">Public calculerRémuneration(DateDebut, DateFin):double</text:p>
          <text:p text:style-name="P1"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5.7cm" svg:y1="12.6cm" svg:x2="5.7cm" svg:y2="17.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6-02-03T11:49:56.171518024</meta:creation-date>
    <dc:date>2016-02-10T10:05:43.39</dc:date>
    <meta:editing-duration>PT15M35S</meta:editing-duration>
    <meta:editing-cycles>8</meta:editing-cycles>
    <meta:generator>OpenOffice/4.1.1$Win32 OpenOffice.org_project/411m6$Build-9775</meta:generator>
    <dc:creator>Jean-Gatien CORDIER</dc:creator>
    <meta:document-statistic meta:object-count="3"/>
  </office:meta>
</office:document-meta>
</file>